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44546A"/>
      <style:text-properties fo:color="#FFFFFF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19263888888889cm" style:use-optimal-column-width="true"/>
    </style:style>
    <style:style style:name="co2" style:family="table-column">
      <style:table-column-properties fo:break-before="auto" style:column-width="4.30388888888889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name_Field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OldName</text:p>
          </table:table-cell>
          <table:table-cell office:value-type="string" table:style-name="ce2">
            <text:p>NewNa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mployee Name1</text:p>
          </table:table-cell>
          <table:table-cell office:value-type="string" table:style-name="ce3">
            <text:p>Team Employee Name 0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mployee Name2</text:p>
          </table:table-cell>
          <table:table-cell office:value-type="string" table:style-name="ce3">
            <text:p>Team Employee Name 0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mployee Name3</text:p>
          </table:table-cell>
          <table:table-cell office:value-type="string" table:style-name="ce3">
            <text:p>Team Employee Name 0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mployee Name4</text:p>
          </table:table-cell>
          <table:table-cell office:value-type="string" table:style-name="ce3">
            <text:p>Team Employee Name 0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mployee Name5</text:p>
          </table:table-cell>
          <table:table-cell office:value-type="string" table:style-name="ce3">
            <text:p>Team Employee Name 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mployee Name6</text:p>
          </table:table-cell>
          <table:table-cell office:value-type="string" table:style-name="ce3">
            <text:p>Team Employee Name 0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mployee Name7</text:p>
          </table:table-cell>
          <table:table-cell office:value-type="string" table:style-name="ce3">
            <text:p>Team Employee Name 0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mployee Name8</text:p>
          </table:table-cell>
          <table:table-cell office:value-type="string" table:style-name="ce3">
            <text:p>Team Employee Name 0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mployee Name9</text:p>
          </table:table-cell>
          <table:table-cell office:value-type="string" table:style-name="ce3">
            <text:p>Team Employee Name 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mployee Name10</text:p>
          </table:table-cell>
          <table:table-cell office:value-type="string" table:style-name="ce3">
            <text:p>Team Employee Name 10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DV</meta:initial-creator>
    <dc:creator>DV</dc:creator>
    <meta:creation-date>2019-06-19T21:17:56Z</meta:creation-date>
    <dc:date>2019-06-19T21:19:49Z</dc:date>
  </office:meta>
</office:document-meta>
</file>